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34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2.1398in"/>
    </style:style>
    <style:style style:name="co7" style:family="table-column">
      <style:table-column-properties fo:break-before="auto" style:column-width="1.5457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1.2953in"/>
    </style:style>
    <style:style style:name="co10" style:family="table-column">
      <style:table-column-properties fo:break-before="auto" style:column-width="1.3571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3.0839in"/>
    </style:style>
    <style:style style:name="co13" style:family="table-column">
      <style:table-column-properties fo:break-before="auto" style:column-width="2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arget (mg/L) Ethanol</text:p>
          </table:table-cell>
          <table:table-cell office:value-type="string" calcext:value-type="string">
            <text:p>Gin mg</text:p>
          </table:table-cell>
          <table:table-cell office:value-type="string" calcext:value-type="string">
            <text:p>Rs Ohms</text:p>
          </table:table-cell>
          <table:table-cell office:value-type="string" calcext:value-type="string">
            <text:p>Rs/Ro (Datasheet)</text:p>
          </table:table-cell>
          <table:table-cell office:value-type="string" calcext:value-type="string">
            <text:p>Drop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Gin/drop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 0.46 mg/L</text:p>
          </table:table-cell>
          <table:table-cell office:value-type="string" calcext:value-type="string">
            <text:p>RS 18.9L</text:p>
          </table:table-cell>
          <table:table-cell office:value-type="string" calcext:value-type="string">
            <text:p>Air18.9L V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02.26" calcext:value-type="float">
            <text:p>602.26</text:p>
          </table:table-cell>
          <table:table-cell office:value-type="float" office:value="685.124026" calcext:value-type="float">
            <text:p>685.124026</text:p>
          </table:table-cell>
          <table:table-cell office:value-type="float" office:value="17720.991666" calcext:value-type="float">
            <text:p>17720.991666</text:p>
          </table:table-cell>
          <table:table-cell office:value-type="float" office:value="1.767363" calcext:value-type="float">
            <text:p>1.7673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s/Ro Fitte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27.7" calcext:value-type="float">
            <text:p>27.7</text:p>
          </table:table-cell>
          <table:table-cell office:value-type="float" office:value="685.124026" calcext:value-type="float">
            <text:p>685.124026</text:p>
          </table:table-cell>
          <table:table-cell office:value-type="float" office:value="1.137578" calcext:value-type="float">
            <text:p>1.137578</text:p>
          </table:table-cell>
          <table:table-cell office:value-type="float" office:value="3" calcext:value-type="float">
            <text:p>3</text:p>
          </table:table-cell>
          <table:table-cell office:value-type="float" office:value="3.222928" calcext:value-type="float">
            <text:p>3.2229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.77</text:p>
          </table:table-cell>
          <table:table-cell office:value-type="float" office:value="46.2" calcext:value-type="float">
            <text:p>46.2</text:p>
          </table:table-cell>
          <table:table-cell office:value-type="float" office:value="503.652619" calcext:value-type="float">
            <text:p>503.652619</text:p>
          </table:table-cell>
          <table:table-cell office:value-type="float" office:value="0.836264" calcext:value-type="float">
            <text:p>0.836264</text:p>
          </table:table-cell>
          <table:table-cell office:value-type="float" office:value="5" calcext:value-type="float">
            <text:p>5</text:p>
          </table:table-cell>
          <table:table-cell office:value-type="float" office:value="3.251453" calcext:value-type="float">
            <text:p>3.251453</text:p>
          </table:table-cell>
          <table:table-cell table:number-columns-repeated="2"/>
          <table:table-cell office:value-type="float" office:value="0.73512" calcext:value-type="float">
            <text:p>0.735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" calcext:value-type="float">
            <text:p>1.29</text:p>
          </table:table-cell>
          <table:table-cell office:value-type="float" office:value="77.2" calcext:value-type="float">
            <text:p>77.2</text:p>
          </table:table-cell>
          <table:table-cell table:number-columns-repeated="6"/>
          <table:table-cell office:value-type="float" office:value="0.643081023697744" calcext:value-type="float">
            <text:p>0.6430810236977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5" calcext:value-type="float">
            <text:p>2.15</text:p>
          </table:table-cell>
          <table:table-cell office:value-type="float" office:value="129" calcext:value-type="float">
            <text:p>129</text:p>
          </table:table-cell>
          <table:table-cell office:value-type="float" office:value="420.809165" calcext:value-type="float">
            <text:p>420.809165</text:p>
          </table:table-cell>
          <table:table-cell office:value-type="float" office:value="0.698711" calcext:value-type="float">
            <text:p>0.698711</text:p>
          </table:table-cell>
          <table:table-cell office:value-type="float" office:value="12" calcext:value-type="float">
            <text:p>12</text:p>
          </table:table-cell>
          <table:table-cell office:value-type="float" office:value="3.264644" calcext:value-type="float">
            <text:p>3.264644</text:p>
          </table:table-cell>
          <table:table-cell table:number-columns-repeated="2"/>
          <table:table-cell table:formula="of:=[.B8]/[.J2]" office:value-type="float" office:value="0.00313811794421" calcext:value-type="float">
            <text:p>0.003138117944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9" calcext:value-type="float">
            <text:p>3.59</text:p>
          </table:table-cell>
          <table:table-cell office:value-type="float" office:value="215" calcext:value-type="float">
            <text:p>215</text:p>
          </table:table-cell>
          <table:table-cell office:value-type="float" office:value="355.670886" calcext:value-type="float">
            <text:p>355.670886</text:p>
          </table:table-cell>
          <table:table-cell office:value-type="float" office:value="0.590555" calcext:value-type="float">
            <text:p>0.590555</text:p>
          </table:table-cell>
          <table:table-cell office:value-type="float" office:value="14" calcext:value-type="float">
            <text:p>14</text:p>
          </table:table-cell>
          <table:table-cell office:value-type="float" office:value="3.275091" calcext:value-type="float">
            <text:p>3.275091</text:p>
          </table:table-cell>
          <table:table-cell table:number-columns-repeated="2"/>
          <table:table-cell table:formula="of:=[.B9]/[.J2]" office:value-type="float" office:value="0.00523992717195996" calcext:value-type="float">
            <text:p>0.005239927171959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9" calcext:value-type="float">
            <text:p>5.99</text:p>
          </table:table-cell>
          <table:table-cell office:value-type="float" office:value="359.5" calcext:value-type="float">
            <text:p>359.5</text:p>
          </table:table-cell>
          <table:table-cell office:value-type="float" office:value="307.538664" calcext:value-type="float">
            <text:p>307.538664</text:p>
          </table:table-cell>
          <table:table-cell office:value-type="float" office:value="0.510637" calcext:value-type="float">
            <text:p>0.510637</text:p>
          </table:table-cell>
          <table:table-cell/>
          <table:table-cell table:formula="of:=3.282853" office:value-type="float" office:value="3.282853" calcext:value-type="float">
            <text:p>3.282853</text:p>
          </table:table-cell>
          <table:table-cell table:number-columns-repeated="2"/>
          <table:table-cell table:formula="of:=[.B10]/[.J2]" office:value-type="float" office:value="0.00874294255154322" calcext:value-type="float">
            <text:p>0.008742942551543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00.2" calcext:value-type="float">
            <text:p>600.2</text:p>
          </table:table-cell>
          <table:table-cell office:value-type="float" office:value="291.390731" calcext:value-type="float">
            <text:p>291.390731</text:p>
          </table:table-cell>
          <table:table-cell office:value-type="float" office:value="0.483825" calcext:value-type="float">
            <text:p>0.483825</text:p>
          </table:table-cell>
          <table:table-cell/>
          <table:table-cell office:value-type="float" office:value="3.285466" calcext:value-type="float">
            <text:p>3.285466</text:p>
          </table:table-cell>
          <table:table-cell table:number-columns-repeated="2"/>
          <table:table-cell table:formula="of:=[.B11]/[.J2]" office:value-type="float" office:value="0.0145958974149302" calcext:value-type="float">
            <text:p>0.0145958974149302</text:p>
          </table:table-cell>
          <table:table-cell table:number-columns-repeated="4"/>
        </table:table-row>
      </table:table>
      <table:table table:name="Plot" table:style-name="ta1">
        <table:shapes>
          <draw:frame draw:z-index="0" draw:style-name="gr1" draw:text-style-name="P1" svg:width="10.9067in" svg:height="6.128in" svg:x="0.4441in" svg:y="2.6327in">
            <draw:object draw:notify-on-update-of-ranges="Plot.B2:Plot.B7 Plot.B1:Plot.B1 Plot.A2:Plot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s/Ro</text:p>
          </table:table-cell>
          <table:table-cell office:value-type="string" calcext:value-type="string">
            <text:p>Gin/Ethanol mg/L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number-columns-repeated="3"/>
          <table:table-cell office:value-type="string" calcext:value-type="string">
            <text:p>Concentrat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LN([.A2:.A7])" office:value-type="float" office:value="0" calcext:value-type="float">
            <text:p>0</text:p>
          </table:table-cell>
          <table:table-cell table:formula="of:=LN([.B2:.B7])" office:value-type="float" office:value="-0.776528789498996" calcext:value-type="float">
            <text:p>-0.776528789498996</text:p>
          </table:table-cell>
          <table:table-cell table:formula="of:=SLOPE([.D2:.D7];[.C2:.C7])" office:value-type="float" office:value="-3.59910239515143" calcext:value-type="float">
            <text:p>-3.59910239515143</text:p>
          </table:table-cell>
          <table:table-cell table:formula="of:=INTERCEPT([.D2:.D7];[.C2:.C7])" office:value-type="float" office:value="-1.01380333928507" calcext:value-type="float">
            <text:p>-1.01380333928507</text:p>
          </table:table-cell>
          <table:table-cell table:number-columns-repeated="9"/>
        </table:table-row>
        <table:table-row table:style-name="ro1">
          <table:table-cell office:value-type="float" office:value="0.73512" calcext:value-type="float">
            <text:p>0.73512</text:p>
          </table:table-cell>
          <table:table-cell office:value-type="float" office:value="0.77" calcext:value-type="float">
            <text:p>0.77</text:p>
          </table:table-cell>
          <table:table-cell table:formula="of:=LN([.A3:.A8])" office:value-type="float" office:value="-0.307721527789508" calcext:value-type="float">
            <text:p>-0.307721527789508</text:p>
          </table:table-cell>
          <table:table-cell table:formula="of:=LN([.B3:.B8])" office:value-type="float" office:value="-0.261364764134408" calcext:value-type="float">
            <text:p>-0.261364764134408</text:p>
          </table:table-cell>
          <table:table-cell table:number-columns-repeated="5"/>
          <table:table-cell office:value-type="string" calcext:value-type="string">
            <text:p>Rs / R0 = 0.748207 * C^-0.2679</text:p>
          </table:table-cell>
          <table:table-cell table:number-columns-repeated="5"/>
        </table:table-row>
        <table:table-row table:style-name="ro1">
          <table:table-cell office:value-type="float" office:value="0.614208740360245" calcext:value-type="float">
            <text:p>0.614208740360245</text:p>
          </table:table-cell>
          <table:table-cell office:value-type="float" office:value="2.15" calcext:value-type="float">
            <text:p>2.15</text:p>
          </table:table-cell>
          <table:table-cell table:formula="of:=LN([.A4:.A9])" office:value-type="float" office:value="-0.487420440597597" calcext:value-type="float">
            <text:p>-0.487420440597597</text:p>
          </table:table-cell>
          <table:table-cell table:formula="of:=LN([.B4:.B9])" office:value-type="float" office:value="0.765467842139571" calcext:value-type="float">
            <text:p>0.765467842139571</text:p>
          </table:table-cell>
          <table:table-cell table:number-columns-repeated="5"/>
          <table:table-cell table:formula="of:=10^( -3.733*LOG(1.775;10) - 0.47 )" office:value-type="float" office:value="0.0397871225727436" calcext:value-type="float">
            <text:p>0.0397871225727436</text:p>
          </table:table-cell>
          <table:table-cell table:number-columns-repeated="5"/>
        </table:table-row>
        <table:table-row table:style-name="ro1">
          <table:table-cell office:value-type="float" office:value="0.519133576553335" calcext:value-type="float">
            <text:p>0.519133576553335</text:p>
          </table:table-cell>
          <table:table-cell office:value-type="float" office:value="3.59" calcext:value-type="float">
            <text:p>3.59</text:p>
          </table:table-cell>
          <table:table-cell table:formula="of:=LN([.A5:.A10])" office:value-type="float" office:value="-0.655594055995846" calcext:value-type="float">
            <text:p>-0.655594055995846</text:p>
          </table:table-cell>
          <table:table-cell table:formula="of:=LN([.B5:.B10])" office:value-type="float" office:value="1.27815220250019" calcext:value-type="float">
            <text:p>1.27815220250019</text:p>
          </table:table-cell>
          <table:table-cell table:number-columns-repeated="5"/>
          <table:table-cell table:formula="of:=EXP((LN(0.9817) + 0.29) / -0.268)" office:value-type="float" office:value="0.363064982094934" calcext:value-type="float">
            <text:p>0.363064982094934</text:p>
          </table:table-cell>
          <table:table-cell table:number-columns-repeated="5"/>
        </table:table-row>
        <table:table-row table:style-name="ro1">
          <table:table-cell office:value-type="float" office:value="0.44888027908687" calcext:value-type="float">
            <text:p>0.44888027908687</text:p>
          </table:table-cell>
          <table:table-cell office:value-type="float" office:value="5.99" calcext:value-type="float">
            <text:p>5.99</text:p>
          </table:table-cell>
          <table:table-cell table:formula="of:=LN([.A6:.A11])" office:value-type="float" office:value="-0.800999065799126" calcext:value-type="float">
            <text:p>-0.800999065799126</text:p>
          </table:table-cell>
          <table:table-cell table:formula="of:=LN([.B6:.B11])" office:value-type="float" office:value="1.79009141212736" calcext:value-type="float">
            <text:p>1.79009141212736</text:p>
          </table:table-cell>
          <table:table-cell table:number-columns-repeated="11"/>
        </table:table-row>
        <table:table-row table:style-name="ro1">
          <table:table-cell office:value-type="float" office:value="0.425310921733753" calcext:value-type="float">
            <text:p>0.425310921733753</text:p>
          </table:table-cell>
          <table:table-cell office:value-type="float" office:value="10" calcext:value-type="float">
            <text:p>10</text:p>
          </table:table-cell>
          <table:table-cell table:formula="of:=LN([.A7:.A12])" office:value-type="float" office:value="-0.854934796982319" calcext:value-type="float">
            <text:p>-0.854934796982319</text:p>
          </table:table-cell>
          <table:table-cell table:formula="of:=LN([.B7:.B12])" office:value-type="float" office:value="2.30258509299405" calcext:value-type="float">
            <text:p>2.30258509299405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PM Ethanol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5] * 530" office:value-type="float" office:value="192.424440510315" calcext:value-type="float">
            <text:p>192.42444051031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BAC(PPM * 0.000385505)</text:p>
          </table:table-cell>
          <table:table-cell table:formula="of:=1/2594" office:value-type="float" office:value="0.00038550501156515" calcext:value-type="float">
            <text:p>0.0003855050115651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9] / 2594" office:value-type="float" office:value="0.0741805861643466" calcext:value-type="float">
            <text:p>0.07418058616434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04:05:59.24651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01:44:51.938127200</meta:creation-date>
    <dc:date>2026-02-06T04:06:01.812989100</dc:date>
    <meta:editing-duration>P3DT7H38M</meta:editing-duration>
    <meta:editing-cycles>44</meta:editing-cycles>
    <meta:generator>LibreOffice/25.2.7.2$Windows_X86_64 LibreOffice_project/5cbfd1ab6520636bb5f7b99185aa69bd7456825d</meta:generator>
    <meta:document-statistic meta:table-count="2" meta:cell-count="11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7.704cm" svg:height="15.566cm" xlink:href=".." xlink:type="simple" chart:class="chart:scatter" chart:style-name="ch1">
        <chart:title svg:x="11.931cm" svg:y="0.447cm" chart:style-name="ch2">
          <text:p>MQ3 Gin Log Log</text:p>
        </chart:title>
        <chart:legend chart:legend-position="end" svg:x="22.22cm" svg:y="7.229cm" style:legend-expansion="high" chart:style-name="ch3"/>
        <chart:plot-area chart:style-name="ch4" svg:x="1.555cm" svg:y="1.563cm" svg:width="20.111cm" svg:height="12.721cm">
          <chart:coordinate-region svg:x="2.306cm" svg:y="1.766cm" svg:width="19.158cm" svg:height="11.865cm"/>
          <chart:axis chart:dimension="x" chart:name="primary-x" chart:style-name="ch5">
            <chart:title svg:x="10.512cm" svg:y="14.595cm" chart:style-name="ch2">
              <text:p><text:span text:style-name="T1">mg/L (Ethanol)</text:span>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421cm" chart:style-name="ch9">
              <text:p><text:span text:style-name="T1">Rs/Ro</text:span>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Plot.A2:Plot.A7" chart:label-cell-address="Plot.B1:Plot.B1" chart:class="chart:scatter">
            <chart:domain table:cell-range-address="Plot.B2:Plot.B7"/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in/Ethanol mg/L</text:p>
                <draw:g>
                  <svg:desc>Plot.B1:Plo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">
                <text:p>0.46</text:p>
                <draw:g>
                  <svg:desc>Plot.B2:Plot.B7</svg:desc>
                </draw:g>
              </table:table-cell>
              <table:table-cell office:value-type="float" office:value="1">
                <text:p>1</text:p>
                <draw:g>
                  <svg:desc>Plot.A2:Plot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">
                <text:p>0.77</text:p>
              </table:table-cell>
              <table:table-cell office:value-type="float" office:value="0.73512">
                <text:p>0.73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614208740360245">
                <text:p>0.614208740360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">
                <text:p>3.59</text:p>
              </table:table-cell>
              <table:table-cell office:value-type="float" office:value="0.519133576553335">
                <text:p>0.519133576553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9">
                <text:p>5.99</text:p>
              </table:table-cell>
              <table:table-cell office:value-type="float" office:value="0.44888027908687">
                <text:p>0.44888027908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25310921733753">
                <text:p>0.425310921733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